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d68" officeooo:paragraph-rsid="00192d68"/>
    </style:style>
    <style:style style:name="P2" style:family="paragraph" style:parent-style-name="Standard">
      <style:text-properties officeooo:rsid="001af237" officeooo:paragraph-rsid="001af237"/>
    </style:style>
    <style:style style:name="P3" style:family="paragraph" style:parent-style-name="Standard">
      <style:text-properties officeooo:rsid="001c33b8" officeooo:paragraph-rsid="001c33b8"/>
    </style:style>
    <style:style style:name="T1" style:family="text">
      <style:text-properties officeooo:rsid="001c3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1 CC in class test</text:p>
      <text:p text:style-name="P1"><text:s text:c="5"/>Partiel MOCK TOEIC </text:p>
      <text:p text:style-name="P1">S2 CC oral present</text:p>
      <text:p text:style-name="P1"><text:s text:c="5"/>Partiel Official TOEIC</text:p>
      <text:p text:style-name="P1"/>
      <text:p text:style-name="P1"/>
      <text:p text:style-name="P2">PHRASAL VERBS :</text:p>
      <text:p text:style-name="P2"/>
      <text:p text:style-name="P2">- I look forward to meeting</text:p>
      <text:p text:style-name="P2"/>
      <text:p text:style-name="P2">- look at cat/the results</text:p>
      <text:p text:style-name="P2"/>
      <text:p text:style-name="P2">- look on = watch something happening</text:p>
      <text:p text:style-name="P2"/>
      <text:p text:style-name="P2">- look after =take care of </text:p>
      <text:p text:style-name="P2"/>
      <text:p text:style-name="P2">- look into = investigate</text:p>
      <text:p text:style-name="P2"/>
      <text:p text:style-name="P2">- look up = research (a word in a dictionnary)</text:p>
      <text:p text:style-name="P2"/>
      <text:p text:style-name="P2">- look up to = someone</text:p>
      <text:p text:style-name="P2"/>
      <text:p text:style-name="P2">- look down on = opposite</text:p>
      <text:p text:style-name="P2"/>
      <text:p text:style-name="P2">- look for = search</text:p>
      <text:p text:style-name="P2"/>
      <text:p text:style-name="P2"/>
      <text:p text:style-name="P2">“<text:span text:style-name="T1">make-shift” words</text:span></text:p>
      <text:p text:style-name="P3">compounds </text:p>
      <text:p text:style-name="P3">policeman == police/man</text:p>
      <text:p text:style-name="P3">takeaway == take/away</text:p>
      <text:p text:style-name="P3">a get-up == an outf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0:17:31.824166309</meta:creation-date>
    <dc:date>2023-11-13T11:51:36.821211257</dc:date>
    <meta:editing-duration>PT22M53S</meta:editing-duration>
    <meta:editing-cycles>1</meta:editing-cycles>
    <meta:document-statistic meta:table-count="0" meta:image-count="0" meta:object-count="0" meta:page-count="1" meta:paragraph-count="19" meta:word-count="88" meta:character-count="449" meta:non-whitespace-character-count="367"/>
    <meta:generator>LibreOffice/7.3.7.2$Linux_X86_64 LibreOffice_project/30$Build-2</meta:generator>
  </office:meta>
</office:document-meta>
</file>